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>
      <style:paragraph-properties fo:text-align="end" style:justify-single-word="false"/>
      <style:text-properties officeooo:rsid="001f1ac4" officeooo:paragraph-rsid="0012743b"/>
    </style:style>
    <style:style style:name="P40" style:family="paragraph" style:parent-style-name="Text_20_body">
      <style:paragraph-properties fo:text-align="end" style:justify-single-word="false"/>
      <style:text-properties officeooo:rsid="0012743b" officeooo:paragraph-rsid="0012743b"/>
    </style:style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style:style style:name="P66" style:family="paragraph" style:parent-style-name="Text_20_body" style:list-style-name="L64"/>
    <style:style style:name="P67" style:family="paragraph" style:parent-style-name="Text_20_body" style:list-style-name="L65"/>
    <style:style style:name="P68" style:family="paragraph" style:parent-style-name="Text_20_body" style:list-style-name="L66"/>
    <style:style style:name="P69" style:family="paragraph" style:parent-style-name="Text_20_body" style:list-style-name="L67"/>
    <style:style style:name="P70" style:family="paragraph" style:parent-style-name="Text_20_body" style:list-style-name="L68"/>
    <style:style style:name="P71" style:family="paragraph" style:parent-style-name="Text_20_body" style:list-style-name="L69"/>
    <style:style style:name="P72" style:family="paragraph" style:parent-style-name="Text_20_body" style:list-style-name="L70"/>
    <style:style style:name="P73" style:family="paragraph" style:parent-style-name="Text_20_body" style:list-style-name="L71"/>
    <style:style style:name="P74" style:family="paragraph" style:parent-style-name="Text_20_body" style:list-style-name="L72"/>
    <style:style style:name="P75" style:family="paragraph" style:parent-style-name="Text_20_body" style:list-style-name="L73"/>
    <style:style style:name="P76" style:family="paragraph" style:parent-style-name="Text_20_body" style:list-style-name="L74"/>
    <style:style style:name="P77" style:family="paragraph" style:parent-style-name="Text_20_body" style:list-style-name="L75"/>
    <style:style style:name="P78" style:family="paragraph" style:parent-style-name="Text_20_body" style:list-style-name="L76"/>
    <style:style style:name="P79" style:family="paragraph" style:parent-style-name="Text_20_body" style:list-style-name="L1">
      <style:paragraph-properties fo:margin-top="0cm" fo:margin-bottom="0cm" style:contextual-spacing="false"/>
    </style:style>
    <style:style style:name="P80" style:family="paragraph" style:parent-style-name="Text_20_body" style:list-style-name="L2">
      <style:paragraph-properties fo:margin-top="0cm" fo:margin-bottom="0cm" style:contextual-spacing="false"/>
    </style:style>
    <style:style style:name="P81" style:family="paragraph" style:parent-style-name="Text_20_body" style:list-style-name="L3">
      <style:paragraph-properties fo:margin-top="0cm" fo:margin-bottom="0cm" style:contextual-spacing="false"/>
    </style:style>
    <style:style style:name="P82" style:family="paragraph" style:parent-style-name="Text_20_body" style:list-style-name="L4">
      <style:paragraph-properties fo:margin-top="0cm" fo:margin-bottom="0cm" style:contextual-spacing="false"/>
    </style:style>
    <style:style style:name="P83" style:family="paragraph" style:parent-style-name="Text_20_body" style:list-style-name="L5">
      <style:paragraph-properties fo:margin-top="0cm" fo:margin-bottom="0cm" style:contextual-spacing="false"/>
    </style:style>
    <style:style style:name="P84" style:family="paragraph" style:parent-style-name="Text_20_body" style:list-style-name="L6">
      <style:paragraph-properties fo:margin-top="0cm" fo:margin-bottom="0cm" style:contextual-spacing="false"/>
    </style:style>
    <style:style style:name="P85" style:family="paragraph" style:parent-style-name="Text_20_body" style:list-style-name="L7">
      <style:paragraph-properties fo:margin-top="0cm" fo:margin-bottom="0cm" style:contextual-spacing="false"/>
    </style:style>
    <style:style style:name="P86" style:family="paragraph" style:parent-style-name="Text_20_body" style:list-style-name="L8">
      <style:paragraph-properties fo:margin-top="0cm" fo:margin-bottom="0cm" style:contextual-spacing="false"/>
    </style:style>
    <style:style style:name="P87" style:family="paragraph" style:parent-style-name="Text_20_body" style:list-style-name="L9">
      <style:paragraph-properties fo:margin-top="0cm" fo:margin-bottom="0cm" style:contextual-spacing="false"/>
    </style:style>
    <style:style style:name="P88" style:family="paragraph" style:parent-style-name="Text_20_body" style:list-style-name="L10">
      <style:paragraph-properties fo:margin-top="0cm" fo:margin-bottom="0cm" style:contextual-spacing="false"/>
    </style:style>
    <style:style style:name="P89" style:family="paragraph" style:parent-style-name="Text_20_body" style:list-style-name="L11">
      <style:paragraph-properties fo:margin-top="0cm" fo:margin-bottom="0cm" style:contextual-spacing="false"/>
    </style:style>
    <style:style style:name="P90" style:family="paragraph" style:parent-style-name="Text_20_body" style:list-style-name="L12">
      <style:paragraph-properties fo:margin-top="0cm" fo:margin-bottom="0cm" style:contextual-spacing="false"/>
    </style:style>
    <style:style style:name="P91" style:family="paragraph" style:parent-style-name="Text_20_body" style:list-style-name="L13">
      <style:paragraph-properties fo:margin-top="0cm" fo:margin-bottom="0cm" style:contextual-spacing="false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5">
      <style:paragraph-properties fo:margin-top="0cm" fo:margin-bottom="0cm" style:contextual-spacing="false"/>
    </style:style>
    <style:style style:name="P94" style:family="paragraph" style:parent-style-name="Text_20_body" style:list-style-name="L16">
      <style:paragraph-properties fo:margin-top="0cm" fo:margin-bottom="0cm" style:contextual-spacing="false"/>
    </style:style>
    <style:style style:name="P95" style:family="paragraph" style:parent-style-name="Text_20_body" style:list-style-name="L17">
      <style:paragraph-properties fo:margin-top="0cm" fo:margin-bottom="0cm" style:contextual-spacing="false"/>
    </style:style>
    <style:style style:name="P96" style:family="paragraph" style:parent-style-name="Text_20_body" style:list-style-name="L18">
      <style:paragraph-properties fo:margin-top="0cm" fo:margin-bottom="0cm" style:contextual-spacing="false"/>
    </style:style>
    <style:style style:name="P97" style:family="paragraph" style:parent-style-name="Text_20_body" style:list-style-name="L19">
      <style:paragraph-properties fo:margin-top="0cm" fo:margin-bottom="0cm" style:contextual-spacing="false"/>
    </style:style>
    <style:style style:name="P98" style:family="paragraph" style:parent-style-name="Text_20_body" style:list-style-name="L20">
      <style:paragraph-properties fo:margin-top="0cm" fo:margin-bottom="0cm" style:contextual-spacing="false"/>
    </style:style>
    <style:style style:name="P99" style:family="paragraph" style:parent-style-name="Text_20_body" style:list-style-name="L21">
      <style:paragraph-properties fo:margin-top="0cm" fo:margin-bottom="0cm" style:contextual-spacing="false"/>
    </style:style>
    <style:style style:name="P100" style:family="paragraph" style:parent-style-name="Text_20_body" style:list-style-name="L22">
      <style:paragraph-properties fo:margin-top="0cm" fo:margin-bottom="0cm" style:contextual-spacing="false"/>
    </style:style>
    <style:style style:name="P101" style:family="paragraph" style:parent-style-name="Text_20_body" style:list-style-name="L23">
      <style:paragraph-properties fo:margin-top="0cm" fo:margin-bottom="0cm" style:contextual-spacing="false"/>
    </style:style>
    <style:style style:name="P102" style:family="paragraph" style:parent-style-name="Text_20_body" style:list-style-name="L24">
      <style:paragraph-properties fo:margin-top="0cm" fo:margin-bottom="0cm" style:contextual-spacing="false"/>
    </style:style>
    <style:style style:name="P103" style:family="paragraph" style:parent-style-name="Text_20_body" style:list-style-name="L25">
      <style:paragraph-properties fo:margin-top="0cm" fo:margin-bottom="0cm" style:contextual-spacing="false"/>
    </style:style>
    <style:style style:name="P104" style:family="paragraph" style:parent-style-name="Text_20_body" style:list-style-name="L26">
      <style:paragraph-properties fo:margin-top="0cm" fo:margin-bottom="0cm" style:contextual-spacing="false"/>
    </style:style>
    <style:style style:name="P105" style:family="paragraph" style:parent-style-name="Text_20_body" style:list-style-name="L27">
      <style:paragraph-properties fo:margin-top="0cm" fo:margin-bottom="0cm" style:contextual-spacing="false"/>
    </style:style>
    <style:style style:name="P106" style:family="paragraph" style:parent-style-name="Text_20_body" style:list-style-name="L28">
      <style:paragraph-properties fo:margin-top="0cm" fo:margin-bottom="0cm" style:contextual-spacing="false"/>
    </style:style>
    <style:style style:name="P107" style:family="paragraph" style:parent-style-name="Text_20_body" style:list-style-name="L29">
      <style:paragraph-properties fo:margin-top="0cm" fo:margin-bottom="0cm" style:contextual-spacing="false"/>
    </style:style>
    <style:style style:name="P108" style:family="paragraph" style:parent-style-name="Text_20_body" style:list-style-name="L30">
      <style:paragraph-properties fo:margin-top="0cm" fo:margin-bottom="0cm" style:contextual-spacing="false"/>
    </style:style>
    <style:style style:name="P109" style:family="paragraph" style:parent-style-name="Text_20_body" style:list-style-name="L31">
      <style:paragraph-properties fo:margin-top="0cm" fo:margin-bottom="0cm" style:contextual-spacing="false"/>
    </style:style>
    <style:style style:name="P110" style:family="paragraph" style:parent-style-name="Text_20_body" style:list-style-name="L32">
      <style:paragraph-properties fo:margin-top="0cm" fo:margin-bottom="0cm" style:contextual-spacing="false"/>
    </style:style>
    <style:style style:name="P111" style:family="paragraph" style:parent-style-name="Text_20_body" style:list-style-name="L33">
      <style:paragraph-properties fo:margin-top="0cm" fo:margin-bottom="0cm" style:contextual-spacing="false"/>
    </style:style>
    <style:style style:name="P112" style:family="paragraph" style:parent-style-name="Text_20_body" style:list-style-name="L34">
      <style:paragraph-properties fo:margin-top="0cm" fo:margin-bottom="0cm" style:contextual-spacing="false"/>
    </style:style>
    <style:style style:name="P113" style:family="paragraph" style:parent-style-name="Text_20_body" style:list-style-name="L35">
      <style:paragraph-properties fo:margin-top="0cm" fo:margin-bottom="0cm" style:contextual-spacing="false"/>
    </style:style>
    <style:style style:name="P114" style:family="paragraph" style:parent-style-name="Text_20_body" style:list-style-name="L36">
      <style:paragraph-properties fo:margin-top="0cm" fo:margin-bottom="0cm" style:contextual-spacing="false"/>
    </style:style>
    <style:style style:name="P115" style:family="paragraph" style:parent-style-name="Text_20_body" style:list-style-name="L37">
      <style:paragraph-properties fo:margin-top="0cm" fo:margin-bottom="0cm" style:contextual-spacing="false"/>
    </style:style>
    <style:style style:name="P116" style:family="paragraph" style:parent-style-name="Text_20_body" style:list-style-name="L38">
      <style:paragraph-properties fo:margin-top="0cm" fo:margin-bottom="0cm" style:contextual-spacing="false"/>
    </style:style>
    <style:style style:name="P117" style:family="paragraph" style:parent-style-name="Text_20_body" style:list-style-name="L39">
      <style:paragraph-properties fo:margin-top="0cm" fo:margin-bottom="0cm" style:contextual-spacing="false"/>
    </style:style>
    <style:style style:name="P118" style:family="paragraph" style:parent-style-name="Text_20_body" style:list-style-name="L40">
      <style:paragraph-properties fo:margin-top="0cm" fo:margin-bottom="0cm" style:contextual-spacing="false"/>
    </style:style>
    <style:style style:name="P119" style:family="paragraph" style:parent-style-name="Text_20_body" style:list-style-name="L41">
      <style:paragraph-properties fo:margin-top="0cm" fo:margin-bottom="0cm" style:contextual-spacing="false"/>
    </style:style>
    <style:style style:name="P120" style:family="paragraph" style:parent-style-name="Text_20_body" style:list-style-name="L42">
      <style:paragraph-properties fo:margin-top="0cm" fo:margin-bottom="0cm" style:contextual-spacing="false"/>
    </style:style>
    <style:style style:name="P121" style:family="paragraph" style:parent-style-name="Text_20_body" style:list-style-name="L43">
      <style:paragraph-properties fo:margin-top="0cm" fo:margin-bottom="0cm" style:contextual-spacing="false"/>
    </style:style>
    <style:style style:name="P122" style:family="paragraph" style:parent-style-name="Text_20_body" style:list-style-name="L44">
      <style:paragraph-properties fo:margin-top="0cm" fo:margin-bottom="0cm" style:contextual-spacing="false"/>
    </style:style>
    <style:style style:name="P123" style:family="paragraph" style:parent-style-name="Text_20_body" style:list-style-name="L45">
      <style:paragraph-properties fo:margin-top="0cm" fo:margin-bottom="0cm" style:contextual-spacing="false"/>
    </style:style>
    <style:style style:name="P124" style:family="paragraph" style:parent-style-name="Text_20_body" style:list-style-name="L46">
      <style:paragraph-properties fo:margin-top="0cm" fo:margin-bottom="0cm" style:contextual-spacing="false"/>
    </style:style>
    <style:style style:name="P125" style:family="paragraph" style:parent-style-name="Text_20_body" style:list-style-name="L47">
      <style:paragraph-properties fo:margin-top="0cm" fo:margin-bottom="0cm" style:contextual-spacing="false"/>
    </style:style>
    <style:style style:name="P126" style:family="paragraph" style:parent-style-name="Text_20_body" style:list-style-name="L48">
      <style:paragraph-properties fo:margin-top="0cm" fo:margin-bottom="0cm" style:contextual-spacing="false"/>
    </style:style>
    <style:style style:name="P127" style:family="paragraph" style:parent-style-name="Text_20_body" style:list-style-name="L49">
      <style:paragraph-properties fo:margin-top="0cm" fo:margin-bottom="0cm" style:contextual-spacing="false"/>
    </style:style>
    <style:style style:name="P128" style:family="paragraph" style:parent-style-name="Text_20_body" style:list-style-name="L50">
      <style:paragraph-properties fo:margin-top="0cm" fo:margin-bottom="0cm" style:contextual-spacing="false"/>
    </style:style>
    <style:style style:name="P129" style:family="paragraph" style:parent-style-name="Text_20_body" style:list-style-name="L51">
      <style:paragraph-properties fo:margin-top="0cm" fo:margin-bottom="0cm" style:contextual-spacing="false"/>
    </style:style>
    <style:style style:name="P130" style:family="paragraph" style:parent-style-name="Text_20_body" style:list-style-name="L52">
      <style:paragraph-properties fo:margin-top="0cm" fo:margin-bottom="0cm" style:contextual-spacing="false"/>
    </style:style>
    <style:style style:name="P131" style:family="paragraph" style:parent-style-name="Text_20_body" style:list-style-name="L53">
      <style:paragraph-properties fo:margin-top="0cm" fo:margin-bottom="0cm" style:contextual-spacing="false"/>
    </style:style>
    <style:style style:name="P132" style:family="paragraph" style:parent-style-name="Text_20_body" style:list-style-name="L54">
      <style:paragraph-properties fo:margin-top="0cm" fo:margin-bottom="0cm" style:contextual-spacing="false"/>
    </style:style>
    <style:style style:name="P133" style:family="paragraph" style:parent-style-name="Text_20_body" style:list-style-name="L55">
      <style:paragraph-properties fo:margin-top="0cm" fo:margin-bottom="0cm" style:contextual-spacing="false"/>
    </style:style>
    <style:style style:name="P134" style:family="paragraph" style:parent-style-name="Text_20_body" style:list-style-name="L56">
      <style:paragraph-properties fo:margin-top="0cm" fo:margin-bottom="0cm" style:contextual-spacing="false"/>
    </style:style>
    <style:style style:name="P135" style:family="paragraph" style:parent-style-name="Text_20_body" style:list-style-name="L57">
      <style:paragraph-properties fo:margin-top="0cm" fo:margin-bottom="0cm" style:contextual-spacing="false"/>
    </style:style>
    <style:style style:name="P136" style:family="paragraph" style:parent-style-name="Text_20_body" style:list-style-name="L58">
      <style:paragraph-properties fo:margin-top="0cm" fo:margin-bottom="0cm" style:contextual-spacing="false"/>
    </style:style>
    <style:style style:name="P137" style:family="paragraph" style:parent-style-name="Text_20_body" style:list-style-name="L59">
      <style:paragraph-properties fo:margin-top="0cm" fo:margin-bottom="0cm" style:contextual-spacing="false"/>
    </style:style>
    <style:style style:name="P138" style:family="paragraph" style:parent-style-name="Text_20_body" style:list-style-name="L60">
      <style:paragraph-properties fo:margin-top="0cm" fo:margin-bottom="0cm" style:contextual-spacing="false"/>
    </style:style>
    <style:style style:name="P139" style:family="paragraph" style:parent-style-name="Text_20_body" style:list-style-name="L61">
      <style:paragraph-properties fo:margin-top="0cm" fo:margin-bottom="0cm" style:contextual-spacing="false"/>
    </style:style>
    <style:style style:name="P140" style:family="paragraph" style:parent-style-name="Text_20_body" style:list-style-name="L62">
      <style:paragraph-properties fo:margin-top="0cm" fo:margin-bottom="0cm" style:contextual-spacing="false"/>
    </style:style>
    <style:style style:name="P141" style:family="paragraph" style:parent-style-name="Text_20_body" style:list-style-name="L63">
      <style:paragraph-properties fo:margin-top="0cm" fo:margin-bottom="0cm" style:contextual-spacing="false"/>
    </style:style>
    <style:style style:name="P142" style:family="paragraph" style:parent-style-name="Text_20_body" style:list-style-name="L64">
      <style:paragraph-properties fo:margin-top="0cm" fo:margin-bottom="0cm" style:contextual-spacing="false"/>
    </style:style>
    <style:style style:name="P143" style:family="paragraph" style:parent-style-name="Text_20_body" style:list-style-name="L65">
      <style:paragraph-properties fo:margin-top="0cm" fo:margin-bottom="0cm" style:contextual-spacing="false"/>
    </style:style>
    <style:style style:name="P144" style:family="paragraph" style:parent-style-name="Text_20_body" style:list-style-name="L66">
      <style:paragraph-properties fo:margin-top="0cm" fo:margin-bottom="0cm" style:contextual-spacing="false"/>
    </style:style>
    <style:style style:name="P145" style:family="paragraph" style:parent-style-name="Text_20_body" style:list-style-name="L67">
      <style:paragraph-properties fo:margin-top="0cm" fo:margin-bottom="0cm" style:contextual-spacing="false"/>
    </style:style>
    <style:style style:name="P146" style:family="paragraph" style:parent-style-name="Text_20_body" style:list-style-name="L68">
      <style:paragraph-properties fo:margin-top="0cm" fo:margin-bottom="0cm" style:contextual-spacing="false"/>
    </style:style>
    <style:style style:name="P147" style:family="paragraph" style:parent-style-name="Text_20_body" style:list-style-name="L69">
      <style:paragraph-properties fo:margin-top="0cm" fo:margin-bottom="0cm" style:contextual-spacing="false"/>
    </style:style>
    <style:style style:name="P148" style:family="paragraph" style:parent-style-name="Text_20_body" style:list-style-name="L70">
      <style:paragraph-properties fo:margin-top="0cm" fo:margin-bottom="0cm" style:contextual-spacing="false"/>
    </style:style>
    <style:style style:name="P149" style:family="paragraph" style:parent-style-name="Text_20_body" style:list-style-name="L71">
      <style:paragraph-properties fo:margin-top="0cm" fo:margin-bottom="0cm" style:contextual-spacing="false"/>
    </style:style>
    <style:style style:name="P150" style:family="paragraph" style:parent-style-name="Text_20_body" style:list-style-name="L72">
      <style:paragraph-properties fo:margin-top="0cm" fo:margin-bottom="0cm" style:contextual-spacing="false"/>
    </style:style>
    <style:style style:name="P151" style:family="paragraph" style:parent-style-name="Text_20_body" style:list-style-name="L73">
      <style:paragraph-properties fo:margin-top="0cm" fo:margin-bottom="0cm" style:contextual-spacing="false"/>
    </style:style>
    <style:style style:name="P152" style:family="paragraph" style:parent-style-name="Text_20_body" style:list-style-name="L74">
      <style:paragraph-properties fo:margin-top="0cm" fo:margin-bottom="0cm" style:contextual-spacing="false"/>
    </style:style>
    <style:style style:name="P153" style:family="paragraph" style:parent-style-name="Text_20_body" style:list-style-name="L75">
      <style:paragraph-properties fo:margin-top="0cm" fo:margin-bottom="0cm" style:contextual-spacing="false"/>
    </style:style>
    <style:style style:name="P154" style:family="paragraph" style:parent-style-name="Text_20_body" style:list-style-name="L76">
      <style:paragraph-properties fo:margin-top="0cm" fo:margin-bottom="0cm" style:contextual-spacing="false"/>
    </style:style>
    <style:style style:name="P155" style:family="paragraph" style:parent-style-name="Heading_20_1">
      <style:text-properties officeooo:rsid="001f5104" officeooo:paragraph-rsid="0012743b"/>
    </style:style>
    <style:style style:name="T1" style:family="text">
      <style:text-properties officeooo:rsid="0012743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5" text:outline-level="1">Anlage „Fachschaftenliste“ zur FKGO</text:h>
      <text:p text:style-name="P39">Beschlossen durch die Fachschaftenkonferenz am <text:span text:style-name="T1">01</text:span>.<text:span text:style-name="T1">12</text:span>.2014</text:p>
      <text:p text:style-name="P40">Bestätigt durch das Studierendenparlament am 01.12.2014</text:p>
      <text:h text:style-name="Heading_20_1" text:outline-level="1">Liste der Fachschaften der RFWU Bonn mit zugeordneten Studiengängen</text:h>
      <text:h text:style-name="Heading_20_2" text:outline-level="2">Altkatholische Theologie</text:h>
      <text:list xml:id="list946553244587361790" text:style-name="L39">
        <text:list-item>
          <text:p text:style-name="P117">Alt-Katholische und Ökumenische Theologie (Master of Arts) </text:p>
        </text:list-item>
        <text:list-item>
          <text:p text:style-name="P41">Altkatholische Theologie (Kirchl.Ex.) </text:p>
        </text:list-item>
      </text:list>
      <text:h text:style-name="Heading_20_2" text:outline-level="2">Anglistik</text:h>
      <text:list xml:id="list567878532488913544" text:style-name="L40">
        <text:list-item>
          <text:p text:style-name="P118">Allgemeine Sprachwissenschaft (Promotion) </text:p>
        </text:list-item>
        <text:list-item>
          <text:p text:style-name="P118">Anglistik/Amerikanistik: Literatur- und Kulturwissenschaft (Promotion) </text:p>
        </text:list-item>
        <text:list-item>
          <text:p text:style-name="P118">Anglistik/Amerikanistik: Sprachwissenschaft (Promotion) </text:p>
        </text:list-item>
        <text:list-item>
          <text:p text:style-name="P118">Anglistik II (Promotion) </text:p>
        </text:list-item>
        <text:list-item>
          <text:p text:style-name="P118">Anglistik/Amerikanische Sprache u. Literatur (Promotion) </text:p>
        </text:list-item>
        <text:list-item>
          <text:p text:style-name="P118">Anglistik/Neuere Englische Literatur (Promotion) </text:p>
        </text:list-item>
        <text:list-item>
          <text:p text:style-name="P118">Anglistik/Englische Sprache u. mittelalterliche (Promotion) </text:p>
        </text:list-item>
        <text:list-item>
          <text:p text:style-name="P118">Applied Linguistics (Master of Arts) </text:p>
        </text:list-item>
        <text:list-item>
          <text:p text:style-name="P118">Englische Philologie (Promotion) </text:p>
        </text:list-item>
        <text:list-item>
          <text:p text:style-name="P118">English Literatures and Cultures (Master of Arts) </text:p>
        </text:list-item>
        <text:list-item>
          <text:p text:style-name="P118">English Studies (Bachelor of Arts) </text:p>
        </text:list-item>
        <text:list-item>
          <text:p text:style-name="P118">Keltologie (Bachelor of Arts) </text:p>
        </text:list-item>
        <text:list-item>
          <text:p text:style-name="P118">Keltologie (Promotion) </text:p>
        </text:list-item>
        <text:list-item>
          <text:p text:style-name="P118">North American Studies (Master of Arts) </text:p>
        </text:list-item>
        <text:list-item>
          <text:p text:style-name="P42">Vergleichende Indogermanische Sprachwissenschaft (Promotion) </text:p>
        </text:list-item>
      </text:list>
      <text:h text:style-name="Heading_20_2" text:outline-level="2">Archäologie</text:h>
      <text:list xml:id="list2639534603952962819" text:style-name="L41">
        <text:list-item>
          <text:p text:style-name="P119">Ägyptologie (Master of Arts) </text:p>
        </text:list-item>
        <text:list-item>
          <text:p text:style-name="P119">Ägyptologie (Promotion) </text:p>
        </text:list-item>
        <text:list-item>
          <text:p text:style-name="P119">Archäologien (Bachelor of Arts) </text:p>
        </text:list-item>
        <text:list-item>
          <text:p text:style-name="P119">Christliche Archäologie (Promotion) </text:p>
        </text:list-item>
        <text:list-item>
          <text:p text:style-name="P119">Frühgeschichtliche Archäologie und Archäologie der Römischen Provinzen (Master of Arts) </text:p>
        </text:list-item>
        <text:list-item>
          <text:p text:style-name="P119">Klassische Archäologie (Promotion) </text:p>
        </text:list-item>
        <text:list-item>
          <text:p text:style-name="P119">Klassische Archäologie (Master of Arts) </text:p>
        </text:list-item>
        <text:list-item>
          <text:p text:style-name="P119"><text:soft-page-break/>Kunstgeschichte und Archäologie (Bachelor of Arts) </text:p>
        </text:list-item>
        <text:list-item>
          <text:p text:style-name="P43">Vor- u. frühgeschichtliche Archäologie (Promotion) </text:p>
        </text:list-item>
      </text:list>
      <text:h text:style-name="Heading_20_2" text:outline-level="2">Biologie</text:h>
      <text:list xml:id="list3340973020713295442" text:style-name="L42">
        <text:list-item>
          <text:p text:style-name="P120">Biologie (Bachelor of Science) </text:p>
        </text:list-item>
        <text:list-item>
          <text:p text:style-name="P120">Biologie (Diplom) </text:p>
        </text:list-item>
        <text:list-item>
          <text:p text:style-name="P120">Biologie (Promotion) </text:p>
        </text:list-item>
        <text:list-item>
          <text:p text:style-name="P120">Mikrobiologie (Master of Science) </text:p>
        </text:list-item>
        <text:list-item>
          <text:p text:style-name="P120">Molekulare Biotechnologie (Master of Science) </text:p>
        </text:list-item>
        <text:list-item>
          <text:p text:style-name="P120">Organismic Biology, Evolutionary Biology and Palaeobiology (Master of Science) </text:p>
        </text:list-item>
        <text:list-item>
          <text:p text:style-name="P44">Plant Sciences (Master of Science) </text:p>
        </text:list-item>
      </text:list>
      <text:h text:style-name="Heading_20_2" text:outline-level="2">Chemie</text:h>
      <text:list xml:id="list7096586207310403846" text:style-name="L43">
        <text:list-item>
          <text:p text:style-name="P121">Chemie (Bachelor of Science) </text:p>
        </text:list-item>
        <text:list-item>
          <text:p text:style-name="P121">Chemie (Diplom) </text:p>
        </text:list-item>
        <text:list-item>
          <text:p text:style-name="P121">Chemie (Master of Science) </text:p>
        </text:list-item>
        <text:list-item>
          <text:p text:style-name="P45">Chemie (Promotion) </text:p>
        </text:list-item>
      </text:list>
      <text:h text:style-name="Heading_20_2" text:outline-level="2">ELW</text:h>
      <text:list xml:id="list4164779302489608851" text:style-name="L44">
        <text:list-item>
          <text:p text:style-name="P122">Agricultural and Food Economics (Master of Science) </text:p>
        </text:list-item>
        <text:list-item>
          <text:p text:style-name="P122">Ernährungs- u. Haushaltswissenschaft (Diplom) </text:p>
        </text:list-item>
        <text:list-item>
          <text:p text:style-name="P122">Ernährungs- u. Haushaltswissenschaft (Promotion) </text:p>
        </text:list-item>
        <text:list-item>
          <text:p text:style-name="P122">Ernaehrungswiss. (Promotion) </text:p>
        </text:list-item>
        <text:list-item>
          <text:p text:style-name="P122">Ernährungs- und Lebensmittelwissenschaften (Bachelor of Science) </text:p>
        </text:list-item>
        <text:list-item>
          <text:p text:style-name="P122">Ernährungs- und Lebensmittelwissenschaften (Master of Science) </text:p>
        </text:list-item>
        <text:list-item>
          <text:p text:style-name="P122">Ernährungs- und Lebensmittelwissenschaften (Promotion) </text:p>
        </text:list-item>
        <text:list-item>
          <text:p text:style-name="P122">Humanernährung (Master of Science) </text:p>
        </text:list-item>
        <text:list-item>
          <text:p text:style-name="P122">Lebensmitteltechnologie (Diplom) </text:p>
        </text:list-item>
        <text:list-item>
          <text:p text:style-name="P122">Lebensmitteltechnologie (Promotion) </text:p>
        </text:list-item>
        <text:list-item>
          <text:p text:style-name="P122">Lebensmittelchemie (Promotion) </text:p>
        </text:list-item>
        <text:list-item>
          <text:p text:style-name="P122">Lebensmittelchemie (Staatsex.) </text:p>
        </text:list-item>
        <text:list-item>
          <text:p text:style-name="P46">Lebensmitteltechnologie (Master of Science) </text:p>
        </text:list-item>
      </text:list>
      <text:h text:style-name="Heading_20_2" text:outline-level="2">Ethnologie / Altamerikanistik</text:h>
      <text:list xml:id="list8569289385733821404" text:style-name="L45">
        <text:list-item>
          <text:p text:style-name="P123">Alt-Amerikanistik (Promotion) </text:p>
        </text:list-item>
        <text:list-item>
          <text:p text:style-name="P123">Altamerikanistik und Ethnologie (Bachelor of Arts) </text:p>
        </text:list-item>
        <text:list-item>
          <text:p text:style-name="P123">Altamerikanistik/Ethnologie (Master of Arts) </text:p>
        </text:list-item>
        <text:list-item>
          <text:p text:style-name="P123">Ethnologie (Promotion) </text:p>
        </text:list-item>
        <text:list-item>
          <text:p text:style-name="P123">Ethnologie unter besond.Berücks.d.Altamerikanistik (Promotion) </text:p>
        </text:list-item>
        <text:list-item>
          <text:p text:style-name="P123"><text:soft-page-break/>Kulturstudien zu Lateinamerika/Estudios culturales de America Latina (Master of Arts) </text:p>
        </text:list-item>
        <text:list-item>
          <text:p text:style-name="P47">Lateinische Literatur der Antike und ihr Fortleben (Bachelor of Arts) </text:p>
        </text:list-item>
      </text:list>
      <text:h text:style-name="Heading_20_2" text:outline-level="2">Evangelische Theologie</text:h>
      <text:list xml:id="list1836752049120270338" text:style-name="L46">
        <text:list-item>
          <text:p text:style-name="P124">Ecumenical Studies (Master of Arts) </text:p>
        </text:list-item>
        <text:list-item>
          <text:p text:style-name="P124">Evangelische Theologie und Hermeneutik (Bachelor of Arts) </text:p>
        </text:list-item>
        <text:list-item>
          <text:p text:style-name="P124">Evangelische Theologie (Kirchl.Ex.) </text:p>
        </text:list-item>
        <text:list-item>
          <text:p text:style-name="P124">Evangelische Theologie (Magister Theologiae (ev.)) </text:p>
        </text:list-item>
        <text:list-item>
          <text:p text:style-name="P124">Evangelische Theologie (Master of Arts) </text:p>
        </text:list-item>
        <text:list-item>
          <text:p text:style-name="P48">Evangelische Theologie (Promotion) </text:p>
        </text:list-item>
      </text:list>
      <text:h text:style-name="Heading_20_2" text:outline-level="2">GeKoSka</text:h>
      <text:list xml:id="list6125546055284105208" text:style-name="L47">
        <text:list-item>
          <text:p text:style-name="P125">Ält.u.Neu.Germanistik (Promotion) </text:p>
        </text:list-item>
        <text:list-item>
          <text:p text:style-name="P125">Deutschkurs (Sprachprogramm) </text:p>
        </text:list-item>
        <text:list-item>
          <text:p text:style-name="P125">Dt.-Italien. Forschungen (Promotion) </text:p>
        </text:list-item>
        <text:list-item>
          <text:p text:style-name="P125">Deutsche Sprache u.ältere deutsche Literatur (Promotion) </text:p>
        </text:list-item>
        <text:list-item>
          <text:p text:style-name="P125">German and Comparative Literature (Master of Arts) </text:p>
        </text:list-item>
        <text:list-item>
          <text:p text:style-name="P125">Germanistik (Bachelor of Arts) </text:p>
        </text:list-item>
        <text:list-item>
          <text:p text:style-name="P125">Germanistik (Master of Arts) </text:p>
        </text:list-item>
        <text:list-item>
          <text:p text:style-name="P125">Germanistik, Vergleichende Literatur- und Kulturwissenschaft (Bachelor of Arts) </text:p>
        </text:list-item>
        <text:list-item>
          <text:p text:style-name="P125">Komparatistik (Bachelor of Arts) </text:p>
        </text:list-item>
        <text:list-item>
          <text:p text:style-name="P125">Komparatistik (Master of Arts) </text:p>
        </text:list-item>
        <text:list-item>
          <text:p text:style-name="P125">Kulturwissenschaft (Promotion) </text:p>
        </text:list-item>
        <text:list-item>
          <text:p text:style-name="P125">Neuere deutsche Literatur (Promotion) </text:p>
        </text:list-item>
        <text:list-item>
          <text:p text:style-name="P125">Neuere Deutsche Literaturwissenschaft: Deutsch-Italienische Forschungen (Promotion) </text:p>
        </text:list-item>
        <text:list-item>
          <text:p text:style-name="P125">Skandinavistik (Bachelor of Arts) </text:p>
        </text:list-item>
        <text:list-item>
          <text:p text:style-name="P125">Skandinavistik (Master of Arts) </text:p>
        </text:list-item>
        <text:list-item>
          <text:p text:style-name="P125">Skandinavistik (Promotion) </text:p>
        </text:list-item>
        <text:list-item>
          <text:p text:style-name="P125">Slavistik (Promotion) </text:p>
        </text:list-item>
        <text:list-item>
          <text:p text:style-name="P49">Vergleichende Literaturwissenschaft (Promotion) </text:p>
        </text:list-item>
      </text:list>
      <text:h text:style-name="Heading_20_2" text:outline-level="2">Geodäsie</text:h>
      <text:list xml:id="list8979979840688535755" text:style-name="L48">
        <text:list-item>
          <text:p text:style-name="P126">Geodäsie (Promotion) </text:p>
        </text:list-item>
        <text:list-item>
          <text:p text:style-name="P126">Geodäsie und Geoinformation (Bachelor of Science) </text:p>
        </text:list-item>
        <text:list-item>
          <text:p text:style-name="P126">Geodäsie und Geoinformation (Master of Science) </text:p>
        </text:list-item>
        <text:list-item>
          <text:p text:style-name="P50">Geodäsie und Geoinformation (Promotion) </text:p>
        </text:list-item>
      </text:list>
      <text:h text:style-name="Heading_20_2" text:outline-level="2">Geographie</text:h>
      <text:list xml:id="list1307208388151219349" text:style-name="L49">
        <text:list-item>
          <text:p text:style-name="P127">Entwicklungsforschung (Promotion) </text:p>
        </text:list-item>
        <text:list-item>
          <text:p text:style-name="P127"><text:soft-page-break/>Geographie (B.A.) </text:p>
        </text:list-item>
        <text:list-item>
          <text:p text:style-name="P127">Geographie (Bachelor of Science) </text:p>
        </text:list-item>
        <text:list-item>
          <text:p text:style-name="P127">Geographie (Diplom) </text:p>
        </text:list-item>
        <text:list-item>
          <text:p text:style-name="P127">Geographie (Master of Science) </text:p>
        </text:list-item>
        <text:list-item>
          <text:p text:style-name="P127">Geographie (Promotion) </text:p>
        </text:list-item>
        <text:list-item>
          <text:p text:style-name="P127">Geography of Environmental Risks and Human Security (Master of Science) </text:p>
        </text:list-item>
        <text:list-item>
          <text:p text:style-name="P127">Historische Geographie (Promotion) </text:p>
        </text:list-item>
        <text:list-item>
          <text:p text:style-name="P51">Katastrophenvorsorge und Katastrophenmanagement (Master) </text:p>
        </text:list-item>
      </text:list>
      <text:h text:style-name="Heading_20_2" text:outline-level="2">Geschichte</text:h>
      <text:list xml:id="list5022853314236168467" text:style-name="L50">
        <text:list-item>
          <text:p text:style-name="P128">Alte Geschichte (Promotion) </text:p>
        </text:list-item>
        <text:list-item>
          <text:p text:style-name="P128">Geschichte (Bachelor of Arts) </text:p>
        </text:list-item>
        <text:list-item>
          <text:p text:style-name="P128">Geschichte (Master of Arts) </text:p>
        </text:list-item>
        <text:list-item>
          <text:p text:style-name="P128">Geschichte (Promotion) </text:p>
        </text:list-item>
        <text:list-item>
          <text:p text:style-name="P128">Historische Hilfswissenschaften und Archivkunde (Promotion) [?] </text:p>
        </text:list-item>
        <text:list-item>
          <text:p text:style-name="P128">Mittelalterliche und neuere Geschichte (Promotion) </text:p>
        </text:list-item>
        <text:list-item>
          <text:p text:style-name="P128">Mittelalterstudien (Master of Arts) </text:p>
        </text:list-item>
        <text:list-item>
          <text:p text:style-name="P128">Osteuropäische Geschichte (Promotion) </text:p>
        </text:list-item>
        <text:list-item>
          <text:p text:style-name="P128">Rheinische Landesgeschichte (Promotion) </text:p>
        </text:list-item>
        <text:list-item>
          <text:p text:style-name="P52">Verfassungs-, Sozial- und Wirtschaftsgeschichte (Promotion) </text:p>
        </text:list-item>
      </text:list>
      <text:h text:style-name="Heading_20_2" text:outline-level="2">Griechische und Lateinische Philologie</text:h>
      <text:list xml:id="list6716497022695956110" text:style-name="L51">
        <text:list-item>
          <text:p text:style-name="P129">Griechische und Lateinische Literatur der Antike und ihr Fortleben (Master of Arts) </text:p>
        </text:list-item>
        <text:list-item>
          <text:p text:style-name="P129">Griechische Literatur der Antike und ihr Fortleben (Bachelor of Arts) </text:p>
        </text:list-item>
        <text:list-item>
          <text:p text:style-name="P129">Klassische Philologie/Griechisch (Promotion) </text:p>
        </text:list-item>
        <text:list-item>
          <text:p text:style-name="P129">Klassische Philologie/Latein (Promotion) </text:p>
        </text:list-item>
        <text:list-item>
          <text:p text:style-name="P129">Latein (Promotion) </text:p>
        </text:list-item>
        <text:list-item>
          <text:p text:style-name="P53">Lateinamerika- und Altamerikastudien (Bachelor of Arts) </text:p>
        </text:list-item>
      </text:list>
      <text:h text:style-name="Heading_20_2" text:outline-level="2">Informatik</text:h>
      <text:list xml:id="list5444581302743046429" text:style-name="L52">
        <text:list-item>
          <text:p text:style-name="P130">Computational Life Sciences (Promotion) </text:p>
        </text:list-item>
        <text:list-item>
          <text:p text:style-name="P130">Computer Science (Master of Science) </text:p>
        </text:list-item>
        <text:list-item>
          <text:p text:style-name="P130">Informatik (Bachelor of Science) </text:p>
        </text:list-item>
        <text:list-item>
          <text:p text:style-name="P130">Informatik (Diplom) </text:p>
        </text:list-item>
        <text:list-item>
          <text:p text:style-name="P130">Informatik (Promotion) </text:p>
        </text:list-item>
        <text:list-item>
          <text:p text:style-name="P54">Life Science Informatics (Master of Science) </text:p>
        </text:list-item>
      </text:list>
      <text:h text:style-name="Heading_20_2" text:outline-level="2">Jura</text:h>
      <text:list xml:id="list4990637616146591484" text:style-name="L53">
        <text:list-item>
          <text:p text:style-name="P131">Deutsches Recht (Master of Laws) </text:p>
        </text:list-item>
        <text:list-item>
          <text:p text:style-name="P131"><text:soft-page-break/>Deutsches Recht für im Ausland graduierte Juristen (Magister) </text:p>
        </text:list-item>
        <text:list-item>
          <text:p text:style-name="P131">Law and Economics (Bachelor of Laws) </text:p>
        </text:list-item>
        <text:list-item>
          <text:p text:style-name="P131">Rechtswissenschaft (Promotion) </text:p>
        </text:list-item>
        <text:list-item>
          <text:p text:style-name="P55">Rechtswissenschaft (Staatsex.) </text:p>
        </text:list-item>
      </text:list>
      <text:h text:style-name="Heading_20_2" text:outline-level="2">Katholische Theologie</text:h>
      <text:list xml:id="list3267276909833501824" text:style-name="L54">
        <text:list-item>
          <text:p text:style-name="P132">Katholische Theologie (Diplom) </text:p>
        </text:list-item>
        <text:list-item>
          <text:p text:style-name="P132">Katholische Theologie (Kirchl.Ex.) </text:p>
        </text:list-item>
        <text:list-item>
          <text:p text:style-name="P132">Katholische Theologie (Promotion) </text:p>
        </text:list-item>
        <text:list-item>
          <text:p text:style-name="P56">Katholische Theologie (Magister Theologiae (kath.)) </text:p>
        </text:list-item>
      </text:list>
      <text:h text:style-name="Heading_20_2" text:outline-level="2">Kommunikationsforschung</text:h>
      <text:list xml:id="list4891736647225936464" text:style-name="L55">
        <text:list-item>
          <text:p text:style-name="P133">Evaluation (Master) </text:p>
        </text:list-item>
        <text:list-item>
          <text:p text:style-name="P133">Kommunikationsforschung und Phonetik (Promotion) </text:p>
        </text:list-item>
        <text:list-item>
          <text:p text:style-name="P133">Kommunikationswissenschaften (Bachelor of Arts) </text:p>
        </text:list-item>
        <text:list-item>
          <text:p text:style-name="P133">Medienwissenschaft (Bachelor of Arts) </text:p>
        </text:list-item>
        <text:list-item>
          <text:p text:style-name="P133">Medienwissenschaft (Master of Arts) </text:p>
        </text:list-item>
        <text:list-item>
          <text:p text:style-name="P133">Medienwissenschaft (Promotion) </text:p>
        </text:list-item>
        <text:list-item>
          <text:p text:style-name="P133">Osteuropastudien (B.A.) </text:p>
        </text:list-item>
        <text:list-item>
          <text:p text:style-name="P57">Übersetzungswissenschaft (Promotion) </text:p>
        </text:list-item>
      </text:list>
      <text:h text:style-name="Heading_20_2" text:outline-level="2">Kulturanthropologie</text:h>
      <text:list xml:id="list5020911781926233140" text:style-name="L56">
        <text:list-item>
          <text:p text:style-name="P134">Kulturanthropologie/ Volkskunde (Master of Arts) </text:p>
        </text:list-item>
        <text:list-item>
          <text:p text:style-name="P58">Volkskunde (Promotion) </text:p>
        </text:list-item>
      </text:list>
      <text:h text:style-name="Heading_20_2" text:outline-level="2">Kunstgeschichte</text:h>
      <text:list xml:id="list152797022930230689" text:style-name="L57">
        <text:list-item>
          <text:p text:style-name="P135">Kunstgeschichte (Bachelor of Arts) </text:p>
        </text:list-item>
        <text:list-item>
          <text:p text:style-name="P135">Kunstgeschichte (Master of Arts) </text:p>
        </text:list-item>
        <text:list-item>
          <text:p text:style-name="P59">Kunstgeschichte (Promotion) </text:p>
        </text:list-item>
      </text:list>
      <text:h text:style-name="Heading_20_2" text:outline-level="2">Landwirtschaft</text:h>
      <text:list xml:id="list2115184686524183817" text:style-name="L58">
        <text:list-item>
          <text:p text:style-name="P136">Agrarwissenschaften (Bachelor of Science) </text:p>
        </text:list-item>
        <text:list-item>
          <text:p text:style-name="P136">Agrarwissenschaften (Diplom) </text:p>
        </text:list-item>
        <text:list-item>
          <text:p text:style-name="P136">Agrarwissenschaften (Master of Science) </text:p>
        </text:list-item>
        <text:list-item>
          <text:p text:style-name="P136">Agrarwissenschaften (Promotion) </text:p>
        </text:list-item>
        <text:list-item>
          <text:p text:style-name="P136">Agricultural Science and Resource-Management in the Tropics and Subtropics (Master of Science) </text:p>
        </text:list-item>
        <text:list-item>
          <text:p text:style-name="P136">Naturschutz und Landschaftsökologie (Master of Science) </text:p>
        </text:list-item>
        <text:list-item>
          <text:p text:style-name="P136">Nutzpflanzenwissenschaften (Master of Science) </text:p>
        </text:list-item>
        <text:list-item>
          <text:p text:style-name="P60"><text:soft-page-break/>Tierwissenschaften (Master of Science) </text:p>
        </text:list-item>
      </text:list>
      <text:h text:style-name="Heading_20_2" text:outline-level="2">Lehramt</text:h>
      <text:list xml:id="list202785272743236012" text:style-name="L59">
        <text:list-item>
          <text:p text:style-name="P137">Agrarwissenschaft (LA BA Berufskolleg) </text:p>
        </text:list-item>
        <text:list-item>
          <text:p text:style-name="P137">Agrarwissenschaft (LA MA Berufskolleg) </text:p>
        </text:list-item>
        <text:list-item>
          <text:p text:style-name="P137">Bildungswissenschaften (LA MA Berufskolleg) </text:p>
        </text:list-item>
        <text:list-item>
          <text:p text:style-name="P137">Bildungswissenschaften (LA MA Gym Ge) </text:p>
        </text:list-item>
        <text:list-item>
          <text:p text:style-name="P137">Biologie (LA BA Gym Ge) </text:p>
        </text:list-item>
        <text:list-item>
          <text:p text:style-name="P137">Biologie (LA MA Gym Ge) </text:p>
        </text:list-item>
        <text:list-item>
          <text:p text:style-name="P137">Chemie (LA BA Gym Ge) </text:p>
        </text:list-item>
        <text:list-item>
          <text:p text:style-name="P137">Chemie (LA MA Gym Ge) </text:p>
        </text:list-item>
        <text:list-item>
          <text:p text:style-name="P137">Deutsch (LA BA Gym Ge) </text:p>
        </text:list-item>
        <text:list-item>
          <text:p text:style-name="P137">Deutsch (LA MA Gym Ge) </text:p>
        </text:list-item>
        <text:list-item>
          <text:p text:style-name="P137">Englisch (LA BA Gym Ge) </text:p>
        </text:list-item>
        <text:list-item>
          <text:p text:style-name="P137">Englisch (LA MA Gym Ge) </text:p>
        </text:list-item>
        <text:list-item>
          <text:p text:style-name="P137">Ernährungs- und Hauswirtschaftswissenschaft (LA BA Berufskolleg) </text:p>
        </text:list-item>
        <text:list-item>
          <text:p text:style-name="P137">Ernährungs- und Hauswirtschaftswissenschaft (LA MA Berufskolleg) </text:p>
        </text:list-item>
        <text:list-item>
          <text:p text:style-name="P137">Evangelische Religionslehre (LA MA Gym Ge) </text:p>
        </text:list-item>
        <text:list-item>
          <text:p text:style-name="P137">Evangelische Religionslehre (LA BA Gym Ge) </text:p>
        </text:list-item>
        <text:list-item>
          <text:p text:style-name="P137">Französisch (LA BA Gym Ge) </text:p>
        </text:list-item>
        <text:list-item>
          <text:p text:style-name="P137">Französisch (LA MA Gym Ge) </text:p>
        </text:list-item>
        <text:list-item>
          <text:p text:style-name="P137">Geographie (LA BA Gym Ge) </text:p>
        </text:list-item>
        <text:list-item>
          <text:p text:style-name="P137">Geographie (LA MA Gym Ge) </text:p>
        </text:list-item>
        <text:list-item>
          <text:p text:style-name="P137">Geschichte (LA BA Gym Ge) </text:p>
        </text:list-item>
        <text:list-item>
          <text:p text:style-name="P137">Geschichte (LA MA Gym Ge) </text:p>
        </text:list-item>
        <text:list-item>
          <text:p text:style-name="P137">Griechisch (LA BA Gym Ge) </text:p>
        </text:list-item>
        <text:list-item>
          <text:p text:style-name="P137">Griechisch (LA MA Gym Ge) </text:p>
        </text:list-item>
        <text:list-item>
          <text:p text:style-name="P137">Informatik (LA BA Gym Ge) </text:p>
        </text:list-item>
        <text:list-item>
          <text:p text:style-name="P137">Informatik (LA MA Gym Ge) </text:p>
        </text:list-item>
        <text:list-item>
          <text:p text:style-name="P137">Italienisch (LA BA Gym Ge) </text:p>
        </text:list-item>
        <text:list-item>
          <text:p text:style-name="P137">Italienisch (LA MA Gym Ge) </text:p>
        </text:list-item>
        <text:list-item>
          <text:p text:style-name="P137">Katholische Religionslehre (LA MA Gym Ge) </text:p>
        </text:list-item>
        <text:list-item>
          <text:p text:style-name="P137">Katholische Religionslehre (LA BA Gym Ge) </text:p>
        </text:list-item>
        <text:list-item>
          <text:p text:style-name="P137">Latein (LA BA Gym Ge) </text:p>
        </text:list-item>
        <text:list-item>
          <text:p text:style-name="P137">Latein (LA MA Gym Ge) </text:p>
        </text:list-item>
        <text:list-item>
          <text:p text:style-name="P137">Lebensmitteltechnologie (LA MA Berufskolleg) </text:p>
        </text:list-item>
        <text:list-item>
          <text:p text:style-name="P137">Markt und Konsum (LA MA Berufskolleg) </text:p>
        </text:list-item>
        <text:list-item>
          <text:p text:style-name="P137">Mathematik (LA BA Gym Ge) </text:p>
        </text:list-item>
        <text:list-item>
          <text:p text:style-name="P137">Mathematik (LA MA Gym Ge) </text:p>
        </text:list-item>
        <text:list-item>
          <text:p text:style-name="P137">Pflanzenwissenschaften (LA MA Berufskolleg) </text:p>
        </text:list-item>
        <text:list-item>
          <text:p text:style-name="P137"><text:soft-page-break/>Philosophie (LA BA Gym Ge) </text:p>
        </text:list-item>
        <text:list-item>
          <text:p text:style-name="P137">Philosophie (LA MA Gym Ge) </text:p>
        </text:list-item>
        <text:list-item>
          <text:p text:style-name="P137">Physik (LA BA Gym Ge) </text:p>
        </text:list-item>
        <text:list-item>
          <text:p text:style-name="P137">Physik (LA MA Gym Ge) </text:p>
        </text:list-item>
        <text:list-item>
          <text:p text:style-name="P137">Sozialwissenschaften (LA BA Gym Ge) </text:p>
        </text:list-item>
        <text:list-item>
          <text:p text:style-name="P137">Sozialwissenschaften (LA MA Gym Ge) </text:p>
        </text:list-item>
        <text:list-item>
          <text:p text:style-name="P137">Spanisch (LA BA Gym Ge) </text:p>
        </text:list-item>
        <text:list-item>
          <text:p text:style-name="P137">Spanisch (LA MA Gym Ge) </text:p>
        </text:list-item>
        <text:list-item>
          <text:p text:style-name="P137">Tierwissenschaften (LA MA Berufskolleg) </text:p>
        </text:list-item>
        <text:list-item>
          <text:p text:style-name="P61">Wirtsch./Sozialw. Landbau (LA MA Berufskolleg) </text:p>
        </text:list-item>
      </text:list>
      <text:h text:style-name="Heading_20_2" text:outline-level="2">Mathematik</text:h>
      <text:list xml:id="list1827568344761751831" text:style-name="L60">
        <text:list-item>
          <text:p text:style-name="P138">Mathematics (Master of Science) </text:p>
        </text:list-item>
        <text:list-item>
          <text:p text:style-name="P138">Mathematik (Bachelor of Science) </text:p>
        </text:list-item>
        <text:list-item>
          <text:p text:style-name="P138">Mathematik (Diplom) </text:p>
        </text:list-item>
        <text:list-item>
          <text:p text:style-name="P62">Mathematik (Promotion) </text:p>
        </text:list-item>
      </text:list>
      <text:h text:style-name="Heading_20_2" text:outline-level="2">Medizin Klinik</text:h>
      <text:list xml:id="list6211963128165719248" text:style-name="L61">
        <text:list-item>
          <text:p text:style-name="P139">Medizin (Promotion) </text:p>
        </text:list-item>
        <text:list-item>
          <text:p text:style-name="P63">Medizin (Staatsex.) [nach Physikum] </text:p>
        </text:list-item>
      </text:list>
      <text:h text:style-name="Heading_20_2" text:outline-level="2">Medizin-Vorklinik</text:h>
      <text:list xml:id="list8359793015881424063" text:style-name="L62">
        <text:list-item>
          <text:p text:style-name="P140">Medizin (Staatsex.) [bis einschl. Physikum] </text:p>
        </text:list-item>
        <text:list-item>
          <text:p text:style-name="P64">Klinische Medizintechnik (Master) </text:p>
        </text:list-item>
      </text:list>
      <text:h text:style-name="Heading_20_2" text:outline-level="2">Meteorologie</text:h>
      <text:list xml:id="list695654974146319210" text:style-name="L63">
        <text:list-item>
          <text:p text:style-name="P141">Meteorologie (Bachelor of Science) </text:p>
        </text:list-item>
        <text:list-item>
          <text:p text:style-name="P141">Meteorologie (Diplom) </text:p>
        </text:list-item>
        <text:list-item>
          <text:p text:style-name="P141">Meteorologie (Promotion) </text:p>
        </text:list-item>
        <text:list-item>
          <text:p text:style-name="P65">Physik der Erde und Atmosphäre (Master of Science) </text:p>
        </text:list-item>
      </text:list>
      <text:h text:style-name="Heading_20_2" text:outline-level="2">Molekulare Biomedizin</text:h>
      <text:list xml:id="list207234928312892497" text:style-name="L64">
        <text:list-item>
          <text:p text:style-name="P142">Life and Medical Sciences (Master of Science) </text:p>
        </text:list-item>
        <text:list-item>
          <text:p text:style-name="P142">Molekulare Biomedizin (Bachelor of Science) </text:p>
        </text:list-item>
        <text:list-item>
          <text:p text:style-name="P66">Molekulare Biomedizin (Promotion) </text:p>
        </text:list-item>
      </text:list>
      <text:h text:style-name="Heading_20_2" text:outline-level="2">Musikwissenschaft</text:h>
      <text:list xml:id="list8751439404246284082" text:style-name="L65">
        <text:list-item>
          <text:p text:style-name="P143">Musikwissenschaft/Sound Studies (Bachelor of Arts) </text:p>
        </text:list-item>
        <text:list-item>
          <text:p text:style-name="P143"><text:soft-page-break/>Musikwissenschaft (Promotion) </text:p>
        </text:list-item>
        <text:list-item>
          <text:p text:style-name="P67">Sound Studies (Master of Arts) </text:p>
        </text:list-item>
      </text:list>
      <text:h text:style-name="Heading_20_2" text:outline-level="2">Neuroscience</text:h>
      <text:list xml:id="list9003139807461219511" text:style-name="L66">
        <text:list-item>
          <text:p text:style-name="P144">Neurosciences (Master of Science) </text:p>
        </text:list-item>
        <text:list-item>
          <text:p text:style-name="P68">Neurowissenschaften (Promotion) </text:p>
        </text:list-item>
      </text:list>
      <text:h text:style-name="Heading_20_2" text:outline-level="2">Orient Asia</text:h>
      <text:list xml:id="list6203849216802366742" text:style-name="L67">
        <text:list-item>
          <text:p text:style-name="P145">Arabistik (Promotion) </text:p>
        </text:list-item>
        <text:list-item>
          <text:p text:style-name="P145">Asienwissenschaften (Bachelor of Arts) </text:p>
        </text:list-item>
        <text:list-item>
          <text:p text:style-name="P145">Asienwissenschaften (Master of Arts) </text:p>
        </text:list-item>
        <text:list-item>
          <text:p text:style-name="P145">Geschichte und Kultur der Region China, Mongolei, Tibet (Master of Arts) </text:p>
        </text:list-item>
        <text:list-item>
          <text:p text:style-name="P145">Geschichte und Kultur West- und Südasiens (Master of Arts) </text:p>
        </text:list-item>
        <text:list-item>
          <text:p text:style-name="P145">Indologie (Bachelor of Arts) </text:p>
        </text:list-item>
        <text:list-item>
          <text:p text:style-name="P145">Indologie (Promotion) </text:p>
        </text:list-item>
        <text:list-item>
          <text:p text:style-name="P145">Islamwissenschaft/Nahostsprachen (Bachelor of Arts) </text:p>
        </text:list-item>
        <text:list-item>
          <text:p text:style-name="P145">Islamwissenschaft (Promotion) </text:p>
        </text:list-item>
        <text:list-item>
          <text:p text:style-name="P145">Japanologie (Promotion) </text:p>
        </text:list-item>
        <text:list-item>
          <text:p text:style-name="P145">Orientalische Kunstgeschichte (Promotion) </text:p>
        </text:list-item>
        <text:list-item>
          <text:p text:style-name="P145">Orientalische und Asiatische Sprachen (Master of Arts) </text:p>
        </text:list-item>
        <text:list-item>
          <text:p text:style-name="P145">Regionalwissenschaft Japan (Master of Arts) </text:p>
        </text:list-item>
        <text:list-item>
          <text:p text:style-name="P145">Regionalwissenschaft Südostasien (Promotion) </text:p>
        </text:list-item>
        <text:list-item>
          <text:p text:style-name="P145">Regionalwissenschaft Südostasien (Master of Arts) </text:p>
        </text:list-item>
        <text:list-item>
          <text:p text:style-name="P145">Religionen und Kunst in den Kulturen Asiens (Master of Arts) </text:p>
        </text:list-item>
        <text:list-item>
          <text:p text:style-name="P145">Sinologie (Promotion) </text:p>
        </text:list-item>
        <text:list-item>
          <text:p text:style-name="P145">Sprach- u. Kulturwissenschaft Zentralasiens (Promotion) </text:p>
        </text:list-item>
        <text:list-item>
          <text:p text:style-name="P145">Sprach- u. Kulturwissenschaft Zentralasiens/Mongol (Promotion) </text:p>
        </text:list-item>
        <text:list-item>
          <text:p text:style-name="P145">Sprach- u. Kulturwissenschaft Zentralasiens/Tibeto (Promotion) </text:p>
        </text:list-item>
        <text:list-item>
          <text:p text:style-name="P145">Südostasienwissenschaft (Bachelor of Arts) </text:p>
        </text:list-item>
        <text:list-item>
          <text:p text:style-name="P145">Tibetologie (Bachelor of Arts) </text:p>
        </text:list-item>
        <text:list-item>
          <text:p text:style-name="P145">Vergleichende Religionswissenschaft (Bachelor of Arts) </text:p>
        </text:list-item>
        <text:list-item>
          <text:p text:style-name="P69">Vergleichende Religionswissenschaft (Promotion) </text:p>
        </text:list-item>
      </text:list>
      <text:h text:style-name="Heading_20_2" text:outline-level="2">Pharmazie</text:h>
      <text:list xml:id="list1986178208325243259" text:style-name="L68">
        <text:list-item>
          <text:p text:style-name="P146">Arzneimittelforschung (Drug Research) (Master of Science) </text:p>
        </text:list-item>
        <text:list-item>
          <text:p text:style-name="P146">Arzneimittelwissenschaften (Promotion) </text:p>
        </text:list-item>
        <text:list-item>
          <text:p text:style-name="P146">Drug Regulatory Affairs (Master) </text:p>
        </text:list-item>
        <text:list-item>
          <text:p text:style-name="P146">Pharmazie (Promotion) </text:p>
        </text:list-item>
        <text:list-item>
          <text:p text:style-name="P70">Pharmazie (Staatsex.) </text:p>
        </text:list-item>
      </text:list>
      <text:h text:style-name="Heading_20_2" text:outline-level="2"><text:soft-page-break/>Philosophie</text:h>
      <text:list xml:id="list7801885154842245025" text:style-name="L69">
        <text:list-item>
          <text:p text:style-name="P147">Interreligiöse Studien - Philosophie der Religionen (Master of Arts) </text:p>
        </text:list-item>
        <text:list-item>
          <text:p text:style-name="P147">Philosophie (Bachelor of Arts) </text:p>
        </text:list-item>
        <text:list-item>
          <text:p text:style-name="P147">Philosophie (Master of Arts) </text:p>
        </text:list-item>
        <text:list-item>
          <text:p text:style-name="P71">Philosophie (Promotion) </text:p>
        </text:list-item>
      </text:list>
      <text:h text:style-name="Heading_20_2" text:outline-level="2">Physik/Astronomie</text:h>
      <text:list xml:id="list7179061430723474134" text:style-name="L70">
        <text:list-item>
          <text:p text:style-name="P148">Astronomie/Astrophysik (Promotion o.Ab.Astronomie) </text:p>
        </text:list-item>
        <text:list-item>
          <text:p text:style-name="P148">Astronomie/Astrophysik (Promotion) </text:p>
        </text:list-item>
        <text:list-item>
          <text:p text:style-name="P148">Astrophysik (Master of Science) </text:p>
        </text:list-item>
        <text:list-item>
          <text:p text:style-name="P148">Physik (Bachelor of Science) </text:p>
        </text:list-item>
        <text:list-item>
          <text:p text:style-name="P148">Physik (Diplom) </text:p>
        </text:list-item>
        <text:list-item>
          <text:p text:style-name="P148">Physik (Master of Science) </text:p>
        </text:list-item>
        <text:list-item>
          <text:p text:style-name="P72">Physik (Promotion) </text:p>
        </text:list-item>
      </text:list>
      <text:h text:style-name="Heading_20_2" text:outline-level="2">Politik &amp; Soziologie</text:h>
      <text:list xml:id="list4760960785454044221" text:style-name="L71">
        <text:list-item>
          <text:p text:style-name="P149">European Studies - Governance and Regulation (Master) </text:p>
        </text:list-item>
        <text:list-item>
          <text:p text:style-name="P149">Gesellschaften, Globalisierung und Entwicklung (Master of Arts) </text:p>
        </text:list-item>
        <text:list-item>
          <text:p text:style-name="P149">Politik und Gesellschaft (Bachelor of Arts) [NF] </text:p>
        </text:list-item>
        <text:list-item>
          <text:p text:style-name="P149">Politik und Gesellschaft (Bachelor of Arts) </text:p>
        </text:list-item>
        <text:list-item>
          <text:p text:style-name="P149">Politikwissenschaft (Master of Arts) </text:p>
        </text:list-item>
        <text:list-item>
          <text:p text:style-name="P149">Politische Wissenschaft (Promotion) </text:p>
        </text:list-item>
        <text:list-item>
          <text:p text:style-name="P73">Soziologie (Promotion) </text:p>
        </text:list-item>
      </text:list>
      <text:h text:style-name="Heading_20_2" text:outline-level="2">Psychologie</text:h>
      <text:list xml:id="list4869608262939215528" text:style-name="L72">
        <text:list-item>
          <text:p text:style-name="P150">Erziehungswissenschaft (Promotion) </text:p>
        </text:list-item>
        <text:list-item>
          <text:p text:style-name="P150">Pädagogik (Promotion) </text:p>
        </text:list-item>
        <text:list-item>
          <text:p text:style-name="P150">Psychologie (Bachelor of Science) </text:p>
        </text:list-item>
        <text:list-item>
          <text:p text:style-name="P150">Psychologie (Diplom) </text:p>
        </text:list-item>
        <text:list-item>
          <text:p text:style-name="P150">Psychologie (Master of Science) </text:p>
        </text:list-item>
        <text:list-item>
          <text:p text:style-name="P150">Psychologie (Promotion) </text:p>
        </text:list-item>
        <text:list-item>
          <text:p text:style-name="P74">Rechtspsychologie (Master) </text:p>
        </text:list-item>
      </text:list>
      <text:h text:style-name="Heading_20_2" text:outline-level="2">Romanistik</text:h>
      <text:list xml:id="list4972574203174427918" text:style-name="L73">
        <text:list-item>
          <text:p text:style-name="P151">Deutsch-Italienische Studien (Bachelor of Arts) </text:p>
        </text:list-item>
        <text:list-item>
          <text:p text:style-name="P151">Deutsch-Italienische Studien (Master of Arts) </text:p>
        </text:list-item>
        <text:list-item>
          <text:p text:style-name="P151">Deutsch-Französische Studien (Bachelor of Arts) </text:p>
        </text:list-item>
        <text:list-item>
          <text:p text:style-name="P151">Deutsch-Französische Studien (Master of Arts) </text:p>
        </text:list-item>
        <text:list-item>
          <text:p text:style-name="P151"><text:soft-page-break/>Französistik (Bachelor of Arts) </text:p>
        </text:list-item>
        <text:list-item>
          <text:p text:style-name="P151">Gründungsmythen Europas in Literatur, Kunst und Musik (Promotion) [?] </text:p>
        </text:list-item>
        <text:list-item>
          <text:p text:style-name="P151">Hispanistik (Bachelor of Arts) </text:p>
        </text:list-item>
        <text:list-item>
          <text:p text:style-name="P151">Italianistik (Bachelor of Arts) </text:p>
        </text:list-item>
        <text:list-item>
          <text:p text:style-name="P151">Renaissance-Studien (Master of Arts) </text:p>
        </text:list-item>
        <text:list-item>
          <text:p text:style-name="P151">Romanische Philologie, 2 Teilgebiete (Promotion) </text:p>
        </text:list-item>
        <text:list-item>
          <text:p text:style-name="P151">Romanistik (Bachelor of Arts) </text:p>
        </text:list-item>
        <text:list-item>
          <text:p text:style-name="P151">Romanistik (Master of Arts) </text:p>
        </text:list-item>
        <text:list-item>
          <text:p text:style-name="P151">Romanistik/Französische Philologie (Promotion) </text:p>
        </text:list-item>
        <text:list-item>
          <text:p text:style-name="P151">Romanistik/Iberoromanische Philologie (Promotion) </text:p>
        </text:list-item>
        <text:list-item>
          <text:p text:style-name="P151">Romanistik/Italienische Philologie (Promotion) </text:p>
        </text:list-item>
        <text:list-item>
          <text:p text:style-name="P151">Romanistik/Roman. Mediävistik (Promotion) [?] </text:p>
        </text:list-item>
        <text:list-item>
          <text:p text:style-name="P151">Spanische Kultur im europäischen Kontext (Master of Arts) </text:p>
        </text:list-item>
        <text:list-item>
          <text:p text:style-name="P75">Trinationale Promotion Italianistik (Promotion) [?] </text:p>
        </text:list-item>
      </text:list>
      <text:h text:style-name="Heading_20_2" text:outline-level="2">Steinmann</text:h>
      <text:list xml:id="list468257705342147488" text:style-name="L74">
        <text:list-item>
          <text:p text:style-name="P152">Geologie/Paläontologie (Diplom) </text:p>
        </text:list-item>
        <text:list-item>
          <text:p text:style-name="P152">Geologie/Paläontologie (Promotion) </text:p>
        </text:list-item>
        <text:list-item>
          <text:p text:style-name="P152">Geophysik (Promotion) </text:p>
        </text:list-item>
        <text:list-item>
          <text:p text:style-name="P152">Geowissenschaften (Bachelor of Science) </text:p>
        </text:list-item>
        <text:list-item>
          <text:p text:style-name="P152">Geowissenschaften (Master of Science) </text:p>
        </text:list-item>
        <text:list-item>
          <text:p text:style-name="P152">Geowissenschaften (Promotion) </text:p>
        </text:list-item>
        <text:list-item>
          <text:p text:style-name="P76">Mineralogie (Diplom) </text:p>
        </text:list-item>
      </text:list>
      <text:h text:style-name="Heading_20_2" text:outline-level="2">VWL</text:h>
      <text:list xml:id="list6159187146926735609" text:style-name="L75">
        <text:list-item>
          <text:p text:style-name="P153">Economics (Master of Science) </text:p>
        </text:list-item>
        <text:list-item>
          <text:p text:style-name="P153">Volkswirtschaftslehre (Bachelor of Science) </text:p>
        </text:list-item>
        <text:list-item>
          <text:p text:style-name="P77">Volkswirtschaftslehre (Promotion) </text:p>
        </text:list-item>
      </text:list>
      <text:h text:style-name="Heading_20_2" text:outline-level="2">Zahnmedizin</text:h>
      <text:list xml:id="list2497977367381351074" text:style-name="L76">
        <text:list-item>
          <text:p text:style-name="P154">Zahnmedizin (Promotion) </text:p>
        </text:list-item>
        <text:list-item>
          <text:p text:style-name="P78">Zahnmedizin (Staatsex.)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12-02T17:20:41.164678004</meta:creation-date>
    <dc:date>2014-12-02T17:36:25.026465177</dc:date>
    <dc:creator>Sven Zemanek</dc:creator>
    <meta:editing-duration>PT12M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0" meta:paragraph-count="339" meta:word-count="1630" meta:character-count="12463" meta:non-whitespace-character-count="11172"/>
  </office:meta>
</office:document-meta>
</file>